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33b9" officeooo:paragraph-rsid="000e33b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e132" officeooo:paragraph-rsid="000ee13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ee132" officeooo:paragraph-rsid="000ee13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efb08" officeooo:paragraph-rsid="000efb08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ffab7" officeooo:paragraph-rsid="000ffab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127a2" officeooo:paragraph-rsid="001127a2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e33b9" officeooo:paragraph-rsid="000e3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roissance et développement : Formes Et finalités</text:p>
      <text:p text:style-name="P1"/>
      <text:p text:style-name="P1"/>
      <text:p text:style-name="P1"/>
      <text:p text:style-name="P2">1) Comment différencier croissance économique et fluctuation de l’activité ?</text:p>
      <text:p text:style-name="P2"/>
      <text:p text:style-name="P3">A) Croissance économique potentielle/effective</text:p>
      <text:p text:style-name="P3"/>
      <text:p text:style-name="P3">⇒ Croissance économique</text:p>
      <text:p text:style-name="P3"><text:tab/>-augmentation soutenu pendant une période longue </text:p>
      <text:p text:style-name="P3"/>
      <text:p text:style-name="P3">⇒ La croissance économique correspond à l’accroissement du produit global net</text:p>
      <text:p text:style-name="P3"/>
      <text:p text:style-name="P3">⇒ La croissance est une notion quantitative traduisant un accroissement à long terme</text:p>
      <text:p text:style-name="P3"/>
      <text:p text:style-name="P4">⇒ On distingue </text:p>
      <text:p text:style-name="P4"><text:tab/>-La croissance effective</text:p>
      <text:p text:style-name="P4"><text:tab/>-La croissance ou taux de croissance du PIB actuelle</text:p>
      <text:p text:style-name="P4"/>
      <text:p text:style-name="P5">⇒ Ne pas confondre croissance et expansion</text:p>
      <text:p text:style-name="P5"/>
      <text:p text:style-name="P5">⇒ L’expansion correspond à l’augmentation conjoncturelle de l’activité économique</text:p>
      <text:p text:style-name="P5"><text:tab/>-C’est à dire cours terme</text:p>
      <text:p text:style-name="P5"/>
      <text:p text:style-name="P5"/>
      <text:p text:style-name="P5"/>
      <text:p text:style-name="P6">B) Fluctuation de l’activité économique : Les cycles économique</text:p>
      <text:p text:style-name="P6"/>
      <text:p text:style-name="P6">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8:01:13.580834729</meta:creation-date>
    <dc:date>2023-01-09T18:59:55.734860400</dc:date>
    <meta:editing-duration>PT9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00" meta:character-count="712" meta:non-whitespace-character-count="620"/>
  </office:meta>
</office:document-meta>
</file>